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sso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Pessoa i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a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phone 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dr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sung 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h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to G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14"/>TABELA FRACA</text:p>
          </table:table-cell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Carro</text:p>
          </table:table-cell>
        </table:table-row>
        <table:table-row table:style-name="ro1">
          <table:table-cell/>
          <table:table-cell office:value-type="string" calcext:value-type="string">
            <text:p>Carro para pesso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eep</text:p>
          </table:table-cell>
        </table:table-row>
        <table:table-row table:style-name="ro1">
          <table:table-cell/>
          <table:table-cell office:value-type="string" calcext:value-type="string">
            <text:p>Pessoa ID</text:p>
          </table:table-cell>
          <table:table-cell office:value-type="string" calcext:value-type="string">
            <text:p>Carro I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no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olf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mw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4:22:25.002875020</meta:creation-date>
    <dc:date>2019-10-18T14:38:11.324545478</dc:date>
    <meta:editing-duration>PT1M16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